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15717a7" officeooo:paragraph-rsid="018e167c"/>
    </style:style>
    <style:style style:name="P6" style:family="paragraph" style:parent-style-name="Text_20_body">
      <style:text-properties officeooo:rsid="0007204f" officeooo:paragraph-rsid="015bf5ca"/>
    </style:style>
    <style:style style:name="P7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8" style:family="paragraph" style:parent-style-name="Heading">
      <style:paragraph-properties fo:text-align="center" style:justify-single-word="false"/>
      <style:text-properties officeooo:rsid="01b580c8" officeooo:paragraph-rsid="01b580c8"/>
    </style:style>
    <style:style style:name="P9" style:family="paragraph" style:parent-style-name="Text_20_body">
      <style:text-properties officeooo:rsid="02ae12ea" officeooo:paragraph-rsid="02ae12ea"/>
    </style:style>
    <style:style style:name="P10" style:family="paragraph" style:parent-style-name="Text_20_body">
      <style:text-properties officeooo:rsid="0365b438" officeooo:paragraph-rsid="0413e173"/>
    </style:style>
    <style:style style:name="P11" style:family="paragraph" style:parent-style-name="Subtitle">
      <style:text-properties officeooo:rsid="015bf5ca" officeooo:paragraph-rsid="015bf5ca"/>
    </style:style>
    <style:style style:name="P12" style:family="paragraph" style:parent-style-name="Text_20_body">
      <style:text-properties officeooo:rsid="0406d1c1" officeooo:paragraph-rsid="02ae12ea"/>
    </style:style>
    <style:style style:name="P13" style:family="paragraph" style:parent-style-name="Text_20_body">
      <style:text-properties officeooo:rsid="0063ed7a" officeooo:paragraph-rsid="018e167c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274d222" officeooo:paragraph-rsid="0274d222"/>
    </style:style>
    <style:style style:name="P19" style:family="paragraph" style:parent-style-name="Heading_20_1">
      <style:paragraph-properties fo:break-before="page"/>
      <style:text-properties officeooo:rsid="02ae12ea" officeooo:paragraph-rsid="02ae12ea"/>
    </style:style>
    <style:style style:name="P20" style:family="paragraph" style:parent-style-name="Heading_20_1">
      <style:paragraph-properties fo:break-before="page"/>
      <style:text-properties officeooo:rsid="03659af0" officeooo:paragraph-rsid="0413e173"/>
    </style:style>
    <style:style style:name="P21" style:family="paragraph" style:parent-style-name="Heading_20_1">
      <style:paragraph-properties fo:break-before="page"/>
      <style:text-properties officeooo:rsid="04255b70" officeooo:paragraph-rsid="04255b70"/>
    </style:style>
    <style:style style:name="P22" style:family="paragraph" style:parent-style-name="Heading_20_1">
      <style:paragraph-properties fo:break-before="page"/>
      <style:text-properties officeooo:rsid="0425e878" officeooo:paragraph-rsid="0425e878"/>
    </style:style>
    <style:style style:name="P23" style:family="paragraph" style:parent-style-name="Heading_20_1">
      <style:paragraph-properties fo:break-before="page"/>
      <style:text-properties officeooo:rsid="042dffe7" officeooo:paragraph-rsid="042dffe7"/>
    </style:style>
    <style:style style:name="P24" style:family="paragraph" style:parent-style-name="Heading_20_2">
      <style:text-properties officeooo:rsid="0274d222" officeooo:paragraph-rsid="0274d222"/>
    </style:style>
    <style:style style:name="P25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Index_20_Heading">
      <style:paragraph-properties fo:break-before="page"/>
    </style:style>
    <style:style style:name="P27" style:family="paragraph" style:parent-style-name="Text_20_body" style:list-style-name="L1">
      <style:text-properties officeooo:rsid="0274d222" officeooo:paragraph-rsid="0274d222"/>
    </style:style>
    <style:style style:name="P28" style:family="paragraph" style:parent-style-name="Text_20_body">
      <style:text-properties officeooo:rsid="0274d222" officeooo:paragraph-rsid="0274d222"/>
    </style:style>
    <style:style style:name="P29" style:family="paragraph" style:parent-style-name="Text_20_body">
      <style:text-properties officeooo:rsid="01b2bff3" officeooo:paragraph-rsid="01f7fda9"/>
    </style:style>
    <style:style style:name="P30" style:family="paragraph" style:parent-style-name="Text_20_body">
      <style:text-properties officeooo:rsid="04255b70" officeooo:paragraph-rsid="04255b70"/>
    </style:style>
    <style:style style:name="P31" style:family="paragraph" style:parent-style-name="Text_20_body">
      <style:text-properties officeooo:rsid="0425e878" officeooo:paragraph-rsid="0425e878"/>
    </style:style>
    <style:style style:name="P32" style:family="paragraph" style:parent-style-name="Text_20_body">
      <style:text-properties officeooo:rsid="042dffe7" officeooo:paragraph-rsid="042dffe7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2a44b9"/>
    </style:style>
    <style:style style:name="T4" style:family="text">
      <style:text-properties officeooo:rsid="02b0308a"/>
    </style:style>
    <style:style style:name="T5" style:family="text">
      <style:text-properties officeooo:rsid="02b12bc4"/>
    </style:style>
    <style:style style:name="T6" style:family="text">
      <style:text-properties officeooo:rsid="02b3f91b"/>
    </style:style>
    <style:style style:name="T7" style:family="text">
      <style:text-properties officeooo:rsid="02c64472"/>
    </style:style>
    <style:style style:name="T8" style:family="text">
      <style:text-properties officeooo:rsid="037298e6"/>
    </style:style>
    <style:style style:name="T9" style:family="text">
      <style:text-properties officeooo:rsid="03a312a2"/>
    </style:style>
    <style:style style:name="T10" style:family="text">
      <style:text-properties officeooo:rsid="03a371d8"/>
    </style:style>
    <style:style style:name="T11" style:family="text">
      <style:text-properties officeooo:rsid="03c02a1e"/>
    </style:style>
    <style:style style:name="T12" style:family="text">
      <style:text-properties officeooo:rsid="03d04217"/>
    </style:style>
    <style:style style:name="T13" style:family="text">
      <style:text-properties officeooo:rsid="03d97c4e"/>
    </style:style>
    <style:style style:name="T14" style:family="text">
      <style:text-properties officeooo:rsid="041762fa"/>
    </style:style>
    <style:style style:name="T15" style:family="text">
      <style:text-properties officeooo:rsid="0417a1e1"/>
    </style:style>
    <style:style style:name="T16" style:family="text">
      <style:text-properties officeooo:rsid="041a95c2"/>
    </style:style>
    <style:style style:name="T17" style:family="text">
      <style:text-properties officeooo:rsid="041be949"/>
    </style:style>
    <style:style style:name="T18" style:family="text">
      <style:text-properties officeooo:rsid="041e1c1c"/>
    </style:style>
    <style:style style:name="T19" style:family="text">
      <style:text-properties officeooo:rsid="041f5e43"/>
    </style:style>
    <style:style style:name="T20" style:family="text">
      <style:text-properties officeooo:rsid="042126e1"/>
    </style:style>
    <style:style style:name="T21" style:family="text">
      <style:text-properties officeooo:rsid="042490d1"/>
    </style:style>
    <style:style style:name="T22" style:family="text">
      <style:text-properties officeooo:rsid="0427bdb9"/>
    </style:style>
    <style:style style:name="T23" style:family="text">
      <style:text-properties officeooo:rsid="0428b4e9"/>
    </style:style>
    <style:style style:name="T24" style:family="text">
      <style:text-properties officeooo:rsid="04290b1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11">A <text:span text:style-name="T14">Visual Compiler</text:span></text:p>
      <text:p text:style-name="P8">Document Version 1.<text:span text:style-name="T14">0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4"><text:a xlink:type="simple" xlink:href="#__RefHeading___Toc105_989239493" text:style-name="Index_20_Link" text:visited-style-name="Index_20_Link">Introduction<text:tab/>3</text:a></text:p>
          <text:p text:style-name="P14"><text:a xlink:type="simple" xlink:href="#__RefHeading___Toc1393_735105552" text:style-name="Index_20_Link" text:visited-style-name="Index_20_Link">Arduino Special Functions<text:tab/>4</text:a></text:p>
          <text:p text:style-name="P14"><text:a xlink:type="simple" xlink:href="#__RefHeading___Toc1393_735105551" text:style-name="Index_20_Link" text:visited-style-name="Index_20_Link">Creating Diagrams<text:tab/>5</text:a></text:p>
          <text:p text:style-name="P14"><text:a xlink:type="simple" xlink:href="#__RefHeading___Toc1393_73510555" text:style-name="Index_20_Link" text:visited-style-name="Index_20_Link">Document Changes<text:tab/>6</text:a></text:p>
          <text:p text:style-name="P15"><text:a xlink:type="simple" xlink:href="#__RefHeading___Toc1395_73510555" text:style-name="Index_20_Link" text:visited-style-name="Index_20_Link">Version 1.00<text:tab/>6</text:a></text:p>
          <text:p text:style-name="P14"><text:a xlink:type="simple" xlink:href="#__RefHeading___Toc1583_3307065881" text:style-name="Index_20_Link" text:visited-style-name="Index_20_Link">Editing Diagrams<text:tab/>7</text:a></text:p>
          <text:p text:style-name="P14"><text:a xlink:type="simple" xlink:href="#__RefHeading___Toc1583_330706588" text:style-name="Index_20_Link" text:visited-style-name="Index_20_Link">Operating Systems<text:tab/>8</text:a></text:p>
          <text:p text:style-name="P14"><text:a xlink:type="simple" xlink:href="#__RefHeading___Toc2479_3383179068" text:style-name="Index_20_Link" text:visited-style-name="Index_20_Link">SQL Injections<text:tab/>9</text:a></text:p>
        </text:index-body>
      </text:table-of-content>
      <text:p text:style-name="P6"/>
      <text:h text:style-name="P17" text:outline-level="1"><text:bookmark-start text:name="__RefHeading___Toc105_989239493"/>Introduction<text:bookmark-end text:name="__RefHeading___Toc105_989239493"/></text:h>
      <text:p text:style-name="P3"><text:alphabetical-index-mark-start text:id="IMark94015264179128"/>Glitch<text:alphabetical-index-mark-end text:id="IMark94015264179128"/> is a <text:alphabetical-index-mark-start text:id="IMark94015276238680"/>visual compiler<text:alphabetical-index-mark-end text:id="IMark94015276238680"/>. <text:span text:style-name="T23">The software is </text:span><text:span text:style-name="T21">capable of translating </text:span><text:alphabetical-index-mark-start text:id="IMark94015260940104"/><text:span text:style-name="T17">block diagrams</text:span><text:alphabetical-index-mark-end text:id="IMark94015260940104"/><text:span text:style-name="T17"> (</text:span><text:alphabetical-index-mark-start text:id="IMark94015264179224"/><text:span text:style-name="T17">blueprints</text:span><text:alphabetical-index-mark-end text:id="IMark94015264179224"/><text:span text:style-name="T17">) into </text:span><text:alphabetical-index-mark-start text:id="IMark94015249960184"/><text:span text:style-name="T17">Arduino</text:span><text:alphabetical-index-mark-end text:id="IMark94015249960184"/><text:span text:style-name="T17"> intermediate source. </text:span><text:span text:style-name="T21">The software is </text:span><text:span text:style-name="T24">also </text:span><text:span text:style-name="T21">extensible </text:span><text:span text:style-name="T23">with</text:span><text:span text:style-name="T21"> other frameworks.</text:span></text:p>
      <text:p text:style-name="P5"><text:span text:style-name="T15">Glitch</text:span> should be functional on any operating system where <text:alphabetical-index-mark-start text:id="IMark94015264179224"/>Qt 5 <text:span text:style-name="T12">LTS</text:span><text:alphabetical-index-mark-end text:id="IMark94015264179224"/> <text:span text:style-name="T3">and newer </text:span>are supported. <text:span text:style-name="T9">Qt 4.8.x is considered obsolete </text:span><text:span text:style-name="T11">and is not supported</text:span><text:span text:style-name="T9">.</text:span></text:p>
      <text:p text:style-name="P13">The source <text:span text:style-name="T10">of </text:span><text:span text:style-name="T15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/text:a><text:a xlink:type="simple" xlink:href="https://github.com/textbrowser/glitch" text:style-name="Internet_20_link" text:visited-style-name="Visited_20_Internet_20_Link"><text:span text:style-name="T18">glitch</text:span></text:a><text:span text:style-name="T18">.</text:span></text:p>
      <text:p text:style-name="P29"/>
      <text:h text:style-name="P22" text:outline-level="1"><text:bookmark-start text:name="__RefHeading___Toc1393_735105552"/>Arduino Special Functions<text:bookmark-end text:name="__RefHeading___Toc1393_735105552"/></text:h>
      <text:p text:style-name="P31">The <text:alphabetical-index-mark-start text:id="IMark94015264179224"/>Arduino<text:alphabetical-index-mark-end text:id="IMark94015264179224"/> programming interface requires two special functions, <text:alphabetical-index-mark-start text:id="IMark94015249960184"/>loop()<text:alphabetical-index-mark-end text:id="IMark94015249960184"/> and <text:alphabetical-index-mark-start text:id="IMark94015260940104"/>setup()<text:alphabetical-index-mark-end text:id="IMark94015260940104"/>. The functions are automatically assigned to all Arduino block diagrams.</text:p>
      <text:p text:style-name="P31"/>
      <text:h text:style-name="P21" text:outline-level="1"><text:bookmark-start text:name="__RefHeading___Toc1393_735105551"/>Creating Diagrams<text:bookmark-end text:name="__RefHeading___Toc1393_735105551"/></text:h>
      <text:p text:style-name="P30">New diagrams may be created via File → New Diagram → Arduino. After a diagram is initialized, editing may begin. <text:span text:style-name="T22">To add an object, simply drag-and-drop it from the left-hand </text:span><text:alphabetical-index-mark-start text:id="IMark94015249960184"/><text:span text:style-name="T22">Categories</text:span><text:alphabetical-index-mark-end text:id="IMark94015249960184"/><text:span text:style-name="T22"> tree widget.</text:span></text:p>
      <text:h text:style-name="P18" text:outline-level="1"><text:bookmark-start text:name="__RefHeading___Toc1393_73510555"/>Document Changes<text:bookmark-end text:name="__RefHeading___Toc1393_73510555"/></text:h>
      <text:h text:style-name="P24" text:outline-level="2"><text:bookmark-start text:name="__RefHeading___Toc1395_73510555"/>Version 1.00<text:bookmark-end text:name="__RefHeading___Toc1395_73510555"/></text:h>
      <text:list xml:id="list996645044" text:style-name="L1">
        <text:list-item>
          <text:p text:style-name="P27">Initial version.</text:p>
        </text:list-item>
      </text:list>
      <text:p text:style-name="P28"/>
      <text:h text:style-name="P23" text:outline-level="1"><text:bookmark-start text:name="__RefHeading___Toc1583_3307065881"/>Editing Diagrams<text:bookmark-end text:name="__RefHeading___Toc1583_3307065881"/></text:h>
      <text:p text:style-name="P32">Existing objects may be edited via direct interactions. <text:alphabetical-index-mark-start text:id="IMark94015249960184"/>Context menus<text:alphabetical-index-mark-end text:id="IMark94015249960184"/> are also available for each object. <text:alphabetical-index-mark-start text:id="IMark94015260940104"/>Copying<text:alphabetical-index-mark-end text:id="IMark94015260940104"/> and <text:alphabetical-index-mark-start text:id="IMark94015264179224"/>pasting<text:alphabetical-index-mark-end text:id="IMark94015264179224"/> objects are also allowed. A single <text:alphabetical-index-mark-start text:id="IMark94015276238680"/>redo / undo stack<text:alphabetical-index-mark-end text:id="IMark94015276238680"/> provides rich redo / undo behavior.</text:p>
      <text:p text:style-name="P32"/>
      <text:h text:style-name="P19" text:outline-level="1"><text:bookmark-start text:name="__RefHeading___Toc1583_330706588"/>Operating Systems<text:bookmark-end text:name="__RefHeading___Toc1583_330706588"/></text:h>
      <text:p text:style-name="P9"><text:span text:style-name="T16">Glitch</text:span> supports <text:alphabetical-index-mark-start text:id="IMark94015276205416"/><text:span text:style-name="T13">Android</text:span><text:alphabetical-index-mark-end text:id="IMark94015276205416"/><text:span text:style-name="T13">, </text:span><text:alphabetical-index-mark-start text:id="IMark94015249971752"/>FreeBSD<text:alphabetical-index-mark-end text:id="IMark94015249971752"/>, <text:alphabetical-index-mark-start text:id="IMark94015276238680"/>Linux<text:alphabetical-index-mark-end text:id="IMark94015276238680"/>, <text:alphabetical-index-mark-start text:id="IMark94015264179224"/>Mac OS X<text:alphabetical-index-mark-end text:id="IMark94015264179224"/>, <text:alphabetical-index-mark-start text:id="IMark94015260940104"/><text:span text:style-name="T5">OS/2</text:span><text:alphabetical-index-mark-end text:id="IMark94015260940104"/><text:span text:style-name="T5">, </text:span><text:alphabetical-index-mark-start text:id="IMark94015249960184"/><text:span text:style-name="T5">OpenBSD</text:span><text:alphabetical-index-mark-end text:id="IMark94015249960184"/><text:span text:style-name="T5">, </text:span>and <text:alphabetical-index-mark-start text:id="IMark94015264179128"/>Windows<text:alphabetical-index-mark-end text:id="IMark94015264179128"/>. Generally, <text:span text:style-name="T4">the application</text:span> should be compatible with any operating system where <text:span text:style-name="T19">modern </text:span><text:alphabetical-index-mark-start text:id="IMark94015265259208"/>Qt<text:alphabetical-index-mark-end text:id="IMark94015265259208"/> <text:span text:style-name="T19">is </text:span>supported. The software has also been tested on a variety of architectures, including <text:alphabetical-index-mark-start text:id="IMark94015259411832"/><text:span text:style-name="T7">AMD</text:span><text:alphabetical-index-mark-end text:id="IMark94015259411832"/><text:span text:style-name="T7">, </text:span><text:alphabetical-index-mark-start text:id="IMark94015259412264"/>ARM<text:alphabetical-index-mark-end text:id="IMark94015259412264"/>, <text:alphabetical-index-mark-start text:id="IMark94015259413240"/><text:span text:style-name="T6">PowerPC</text:span><text:alphabetical-index-mark-end text:id="IMark94015259413240"/><text:span text:style-name="T6">, an</text:span><text:span text:style-name="T20">d </text:span><text:alphabetical-index-mark-start text:id="IMark94015240377640"/><text:span text:style-name="T6">UltraSparc</text:span><text:alphabetical-index-mark-end text:id="IMark94015240377640"/><text:span text:style-name="T6">.</text:span></text:p>
      <text:p text:style-name="P12"/>
      <text:h text:style-name="P20" text:outline-level="1"><text:bookmark-start text:name="__RefHeading___Toc2479_3383179068"/>SQL Injections<text:bookmark-end text:name="__RefHeading___Toc2479_3383179068"/></text:h>
      <text:p text:style-name="P10"><text:span text:style-name="T15">All</text:span> <text:span text:style-name="T15">Glitch SQL </text:span>queries are parameterized. Prepared <text:span text:style-name="T8">SQL </text:span>statements are resilient against SQL injections.</text:p>
      <text:p text:style-name="P10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6">Index</text:p>
          </text:index-title>
          <text:p text:style-name="P25">AMD<text:tab/>8</text:p>
          <text:p text:style-name="P25">Android<text:tab/>8</text:p>
          <text:p text:style-name="P25">Arduino<text:tab/>3 f.</text:p>
          <text:p text:style-name="P25">ARM<text:tab/>8</text:p>
          <text:p text:style-name="P25">block diagrams<text:tab/>3</text:p>
          <text:p text:style-name="P25">blueprints<text:tab/>3</text:p>
          <text:p text:style-name="P25">Categories<text:tab/>5</text:p>
          <text:p text:style-name="P25">Context menus<text:tab/>7</text:p>
          <text:p text:style-name="P25">Copying<text:tab/>7</text:p>
          <text:p text:style-name="P25">FreeBSD<text:tab/>8</text:p>
          <text:p text:style-name="P25">Glitch<text:tab/>3</text:p>
          <text:p text:style-name="P25">Linux<text:tab/>8</text:p>
          <text:p text:style-name="P25">loop()<text:tab/>4</text:p>
          <text:p text:style-name="P25">Mac OS X<text:tab/>8</text:p>
          <text:p text:style-name="P25">OpenBSD<text:tab/>8</text:p>
          <text:p text:style-name="P25">OS/2<text:tab/>8</text:p>
          <text:p text:style-name="P25">pasting<text:tab/>7</text:p>
          <text:p text:style-name="P25">PowerPC<text:tab/>8</text:p>
          <text:p text:style-name="P25">Qt<text:tab/>8</text:p>
          <text:p text:style-name="P25">Qt 5 LTS<text:tab/>3</text:p>
          <text:p text:style-name="P25">redo / undo stack<text:tab/>7</text:p>
          <text:p text:style-name="P25">setup()<text:tab/>4</text:p>
          <text:p text:style-name="P25">UltraSparc<text:tab/>8</text:p>
          <text:p text:style-name="P25">visual compiler<text:tab/>3</text:p>
          <text:p text:style-name="P25">Windows<text:tab/>8</text:p>
        </text:index-body>
      </text:alphabetical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10</text:page-number><text:s/><text:span text:style-name="MT1">of </text:span><text:span text:style-name="MT1"><text:page-count>10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2-11-03T22:49:52.836256520</dc:date>
    <meta:editing-duration>P7DT20H24M43S</meta:editing-duration>
    <meta:editing-cycles>1043</meta:editing-cycles>
    <meta:generator>LibreOffice/7.3.6.2$Linux_X86_64 LibreOffice_project/30$Build-2</meta:generator>
    <meta:document-statistic meta:table-count="0" meta:image-count="0" meta:object-count="0" meta:page-count="10" meta:paragraph-count="57" meta:word-count="325" meta:character-count="1985" meta:non-whitespace-character-count="1718"/>
  </office:meta>
</office:document-meta>
</file>